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"/>
    <style:font-face style:name="monospace1" svg:font-family="monospace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monospace1"/>
    </style:style>
    <style:style style:name="T1" style:family="text">
      <style:text-properties style:font-name="monospace" fo:font-size="12pt"/>
    </style:style>
    <style:style style:name="T2" style:family="text">
      <style:text-properties style:font-name="monospace" fo:font-size="12pt" fo:language="en" fo:country="US"/>
    </style:style>
    <style:style style:name="T3" style:family="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rad Gotfryd</text:p>
      <text:p text:style-name="P1"/>
      <text:p text:style-name="P1">STER</text:p>
      <text:p text:style-name="P1">Dokumentacja projektu.</text:p>
      <text:p text:style-name="P1"/>
      <text:p text:style-name="P1">Temat projektu: <text:span text:style-name="T3">Sterownik do komunikacji IPC</text:span></text:p>
      <text:p text:style-name="P1"><text:span text:style-name="T3"/></text:p>
      <text:p text:style-name="P1"><text:span text:style-name="T3">Opis funkcji użytkownika (API):</text:span></text:p>
      <text:p text:style-name="Standard"><text:span text:style-name="T1"/></text:p>
      <text:p text:style-name="Standard"><text:span text:style-name="T1">int event_set(char *name) – funkcja dopuszczająca proces wywołujący tę funkcję do wysyłania zdarzeń o nazwie spod wskaźnika name. Funkcja zwraca 0 gdy proces został dopuszczony do wysyłania podanego zdarzenia, lub w przypadku błędu ustawia wartość -1 i ustawia odpowiednio wartość zmiennej errno.</text:span></text:p>
      <text:p text:style-name="Standard"><text:span text:style-name="T1"/></text:p>
      <text:p text:style-name="Standard"><text:span text:style-name="T1">int event_wait(char *name) – funkcja, której celem jest oczekiwanie na nazwane zdarzenie. Funkcja zwraca 0, gdy oczekiwanie się powiodło, lub wartość -1, gdy z jakiegoś powodu funkcja nie może oczekiwać, lub oczekiwanie zostało przerwane.</text:span></text:p>
      <text:p text:style-name="Standard"><text:span text:style-name="T1"/></text:p>
      <text:p text:style-name="Standard"><text:span text:style-name="T1">int event_wait_group(char **events, int events_cnt) – oczekiwanie na jedno z grupy zdarzeń. Parametr events_cnt określa liczbę zdarzeń, która ma być pobrana ze wskaźnika char **events.</text:span></text:p>
      <text:p text:style-name="Standard"><text:span text:style-name="T1">Funkcja zwraca 0, gdy oczekiwanie się powiodło, lub wartość -1 w przeciwnym wypadku. Stosownie do błędu ustawia errno.</text:span></text:p>
      <text:p text:style-name="Standard"><text:span text:style-name="T1"/></text:p>
      <text:p text:style-name="Standard"><text:span text:style-name="T1">int event_throw(char *name) – rzucanie zdarzeniem. Funkcja zwraca </text:span><text:span text:style-name="T2">0, gdy</text:span><text:span text:style-name="T1"> rzucenie zdarzeniem jest możliwe, -1 w przeciwnym wypadku. Errno ustawione stosownie do błędu.</text:span></text:p>
      <text:p text:style-name="Standard"><text:span text:style-name="T1">int event_unset(char *name) – Usuwanie nazwanego zdarzenia ze sterownika. Nieusunięcie zdarzenia przez proces, który wcześniej ustawia zdarzenie przez event_set, powoduje nieprawidłową pracę sterownika (jest możliwość obejścia problemu na platformie ARM).</text:span></text:p>
      <text:p text:style-name="Standard"><text:span text:style-name="T1"/></text:p>
      <text:p text:style-name="Standard"><text:span text:style-name="T1">int event_check_error_exit(int rt, char *st) – funkcja sprawdzająca, czy wystąpił błąd. Jeśli tak, wyświetlany jest komunikat spod stringu *st i komunikat związany ze znaczeniem errno, następnie proces jest przerywany.</text:span></text:p>
      <text:p text:style-name="Standard"><text:span text:style-name="T1"/></text:p>
      <text:p text:style-name="Standard"><text:span text:style-name="T1">int event_check_error(int rt, char *st) – to samo co event_check_error_exit, lecz bez przerywania procesu.</text:span></text:p>
      <text:p text:style-name="Standard"><text:span text:style-name="T1"/></text:p>
      <text:p text:style-name="Standard"><text:span text:style-name="T1">Opis sterownika.</text:span></text:p>
      <text:p text:style-name="Standard"><text:span text:style-name="T1"/></text:p>
      <text:p text:style-name="Standard"><text:span text:style-name="T1">Najważniejsze struktury sterownika:</text:span></text:p>
      <text:p text:style-name="Standard"><text:span text:style-name="T1"/></text:p>
      <text:p text:style-name="Standard"><text:span text:style-name="T1">struct event {</text:span></text:p>
      <text:p text:style-name="Standard"><text:span text:style-name="T1"><text:tab/>char *name;</text:span></text:p>
      <text:p text:style-name="Standard"><text:span text:style-name="T1"><text:tab/>struct completion **wait;</text:span></text:p>
      <text:p text:style-name="Standard"><text:span text:style-name="T1"><text:tab/>char **completed_by;</text:span></text:p>
      <text:p text:style-name="Standard"><text:span text:style-name="T1"><text:tab/>unsigned int s_comp;</text:span></text:p>
      <text:p text:style-name="Standard"><text:span text:style-name="T1"><text:tab/>unsigned int g_comp;</text:span></text:p>
      <text:p text:style-name="Standard"><text:soft-page-break/><text:span text:style-name="T1"><text:tab/>struct list_head element;</text:span></text:p>
      <text:p text:style-name="Standard"><text:span text:style-name="T1"><text:tab/>struct task_struct **proc_throws;</text:span></text:p>
      <text:p text:style-name="Standard"><text:span text:style-name="T1"><text:tab/>struct task_struct **proc_waits;</text:span></text:p>
      <text:p text:style-name="Standard"><text:span text:style-name="T1">};</text:span></text:p>
      <text:p text:style-name="Standard"><text:span text:style-name="T1"/></text:p>
      <text:p text:style-name="Standard"><text:span text:style-name="T1">struct events {</text:span></text:p>
      <text:p text:style-name="Standard"><text:span text:style-name="T1"><text:tab/>const char *driver_name;</text:span></text:p>
      <text:p text:style-name="Standard"><text:span text:style-name="T1"><text:tab/>struct cdev *cdev;</text:span></text:p>
      <text:p text:style-name="Standard"><text:span text:style-name="T1"><text:tab/>dev_t dev;</text:span></text:p>
      <text:p text:style-name="Standard"><text:span text:style-name="T1"><text:tab/>struct class *class;</text:span></text:p>
      <text:p text:style-name="Standard"><text:span text:style-name="T1"><text:tab/>struct file_operations fops;</text:span></text:p>
      <text:p text:style-name="Standard"><text:span text:style-name="T1"><text:tab/>struct device *device;</text:span></text:p>
      <text:p text:style-name="Standard"><text:span text:style-name="T1"><text:tab/>struct list_head event_list;</text:span></text:p>
      <text:p text:style-name="Standard"><text:span text:style-name="T1"><text:tab/>struct mutex lock;</text:span></text:p>
      <text:p text:style-name="Standard"><text:span text:style-name="T1"><text:tab/>unsigned int event_cnt;</text:span></text:p>
      <text:p text:style-name="Standard"><text:span text:style-name="T1">};</text:span></text:p>
      <text:p text:style-name="Standard"><text:span text:style-name="T1"/></text:p>
      <text:p text:style-name="Standard"><text:span text:style-name="T1">int events_set(struct events *cmc, const char __user *buf) – funkcja tworzy zdarzenie lub do już utworzonego zdarzenia wpisuje w tablicę proc_throws wskaźnik struktury task_struct procesu, który wywołał funkcję event_set z userspace.</text:span></text:p>
      <text:p text:style-name="Standard"><text:span text:style-name="T1"/></text:p>
      <text:p text:style-name="Standard"><text:span text:style-name="T1">int events_wait(struct events *cmc, const char __user *buf) - </text:span></text:p>
      <text:p text:style-name="Standard"><text:span text:style-name="T1">funkcja bada, czy dane zdarzenie o nazwie z buf istnieje, przez znalezienie zdarzenia o takiej nazwie w cmc-&gt;event_list. Jeśli nie ma, zwraca błąd -EINVAL. Jeśli jest, bada czy proces może oczekiwać na te zdarzenie (możliwość zajścia zagłodzenia). Jeśli nie istnieje taka możliwość, następuje uśpienie procesu w funkcji wait_for_completion_interruptible().</text:span></text:p>
      <text:p text:style-name="Standard"><text:span text:style-name="T1"/></text:p>
      <text:p text:style-name="Standard"><text:span text:style-name="T1">int events_group_wait(struct events *cmc, const char __user *user_buf) – funkcja podobna do events_wait, z tym, że zamiast oczekiwania na jedno zdarzenie, tworzona jest structura completion specjalna do tego oczekiwania i wskaźnik tej struktury jest wprowadzany do każdego zdarzenia, na które ma funkcja oczekiwać.</text:span></text:p>
      <text:p text:style-name="Standard"><text:span text:style-name="T1"/></text:p>
      <text:p text:style-name="Standard"><text:span text:style-name="T1">int events_throw(struct events *cmc, const char __user *buf) – funkcja sprawdza, czy podane zdarzenie istnieje. Jeśli istnieje, następuje wywołanie funkcji complete_all, która kończy oczekiwania.</text:span></text:p>
      <text:p text:style-name="Standard"><text:span text:style-name="T1"/></text:p>
      <text:p text:style-name="Standard"><text:span text:style-name="T1">int events_unset(struct events *cmc, const char __user *buf) – funkcja sprawdza, czy możliwe jest usunięcie zdarzenia, albo usunięcie procesu związanego <text:s/>ze zdarzeniem. Funkcja sprawdza, czy usunięcie danego zdarzenia nie spowoduje nieskończonego oczekiwania na zdarzenie innych procesów (istnieje możliwość, że proces, który ma zostać wyrejestrowany jest tym, przez który nie dochodzi do deadlocku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"/>
    <style:font-face style:name="monospace1" svg:font-family="monospace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rad Gotfryd</meta:initial-creator>
    <meta:creation-date>2015-12-04T11:18:33</meta:creation-date>
    <meta:document-statistic meta:table-count="0" meta:image-count="0" meta:object-count="0" meta:page-count="2" meta:paragraph-count="42" meta:word-count="498" meta:character-count="3735"/>
    <dc:date>2015-12-04T11:48:42</dc:date>
    <dc:creator>Konrad Gotfryd</dc:creator>
    <meta:editing-duration>PT14M29S</meta:editing-duration>
    <meta:editing-cycles>1</meta:editing-cycles>
    <meta:generator>OpenOffice/4.1.1$Unix OpenOffice.org_project/411m6$Build-9775</meta:generator>
  </office:meta>
</office:document-meta>
</file>